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adornments="Medium" style:font-pitch="variable"/>
    <style:font-face style:name="Carlito" svg:font-family="Carlito" style:font-pitch="variable"/>
    <style:font-face style:name="LM Sans 17" svg:font-family="'LM Sans 17'" style:font-pitch="variable"/>
    <style:font-face style:name="LM Sans 9" svg:font-family="'LM Sans 9'" style:font-pitch="variable"/>
    <style:font-face style:name="Lato Medium" svg:font-family="'Lato Medium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4.339cm" fo:min-width="16.137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79cm" fo:min-width="16.137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.831cm" fo:min-width="16.13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76cm" fo:min-width="3.053cm"/>
    </style:style>
    <style:style style:name="gr5" style:family="graphic" style:parent-style-name="standard">
      <style:graphic-properties svg:stroke-color="#000000" draw:fill-color="#f8f1e9" draw:textarea-horizontal-align="justify" draw:textarea-vertical-align="middle" draw:auto-grow-height="false" fo:min-height="1.469cm" fo:min-width="4.175cm"/>
    </style:style>
    <style:style style:name="gr6" style:family="graphic" style:parent-style-name="standard">
      <style:graphic-properties svg:stroke-color="#000000" draw:fill-color="#e2ddd9" draw:textarea-horizontal-align="justify" draw:textarea-vertical-align="middle" draw:auto-grow-height="false" fo:min-height="1.469cm" fo:min-width="4.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.8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97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-color="#dddddd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cccccc"/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LM Sans 17"/>
    </style:style>
    <style:style style:name="P7" style:family="paragraph">
      <loext:graphic-properties draw:fill-color="#f8f1e9"/>
      <style:paragraph-properties fo:text-align="center"/>
      <style:text-properties style:font-name="LM Sans 17" fo:font-size="14pt" style:font-size-asian="14pt" style:font-size-complex="14pt"/>
    </style:style>
    <style:style style:name="P8" style:family="paragraph">
      <loext:graphic-properties draw:fill-color="#e2ddd9"/>
      <style:paragraph-properties fo:text-align="center"/>
      <style:text-properties style:font-name="LM Sans 17"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style:font-name="LM Sans 17" fo:font-size="12pt" style:font-size-asian="12pt" style:font-size-complex="12pt"/>
    </style:style>
    <style:style style:name="P10" style:family="paragraph">
      <style:paragraph-properties fo:text-align="start"/>
      <style:text-properties style:font-name="Cabin"/>
    </style:style>
    <style:style style:name="P11" style:family="paragraph">
      <loext:graphic-properties draw:fill="none" draw:fill-color="#ffffff"/>
      <style:paragraph-properties fo:text-align="start"/>
      <style:text-properties style:font-name="Cabin"/>
    </style:style>
    <style:style style:name="T1" style:family="text">
      <style:text-properties style:font-name="LM Sans 17" fo:font-size="15pt" style:font-size-asian="15pt" style:font-size-complex="15pt"/>
    </style:style>
    <style:style style:name="T2" style:family="text">
      <style:text-properties style:font-name="LM Sans 17"/>
    </style:style>
    <style:style style:name="T3" style:family="text">
      <style:text-properties style:font-name="LM Sans 17" fo:font-size="14pt" style:font-size-asian="14pt" style:font-size-complex="14pt"/>
    </style:style>
    <style:style style:name="T4" style:family="text">
      <style:text-properties style:font-name="LM Sans 17" fo:font-size="12pt" style:font-size-asian="12pt" style:font-size-complex="12pt"/>
    </style:style>
    <style:style style:name="T5" style:family="text">
      <style:text-properties style:font-name="Cabi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4.589cm" svg:x="2.743cm" svg:y="2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637cm" svg:height="1.04cm" svg:x="2.743cm" svg:y="7.226cm">
          <text:p text:style-name="P2"><text:span text:style-name="T1">Version </text:span><text:span text:style-name="T1">Assessm</text:span><text:span text:style-name="T1">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6.637cm" svg:height="1.081cm" svg:x="2.743cm" svg:y="8.385cm">
          <text:p text:style-name="P2"><text:span text:style-name="T1">Performance </text:span><text:span text:style-name="T1">Assess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937cm" svg:height="6.394cm" svg:x="13.992cm" svg:y="2.734cm">
          <text:p text:style-name="P5"><text:span text:style-name="T2">Performanc</text:span><text:span text:style-name="T2">e</text:span><text:span text:style-name="T2"><text:line-break/></text:span><text:span text:style-name="T2">Evolution</text:span></text:p>
          <text:p text:style-name="P5"><text:span text:style-name="T2">Assessmen</text:span><text:span text:style-name="T2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861cm" svg:height="1.905cm" svg:x="2.97cm" svg:y="2.734cm">
          <text:p text:style-name="P5"><text:span text:style-name="T3">Variability </text:span><text:span text:style-name="T3">Model </text:span></text:p>
          <text:p text:style-name="P5"><text:span text:style-name="T3">Ex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826cm" svg:height="1.905cm" svg:x="3.012cm" svg:y="4.934cm">
          <text:p text:style-name="P5"><text:span text:style-name="T3">Configuration Samp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2.399cm" svg:height="1.495cm" draw:transform="rotate (1.5707963267949) translate (17.918cm 5.996cm)">
          <draw:text-box>
            <text:p text:style-name="P5"><text:span text:style-name="T4">Variability</text:span></text:p>
            <text:p text:style-name="P5"><text:span text:style-name="T4">Assessment</text:span></text:p>
          </draw:text-box>
        </draw:frame>
        <draw:frame draw:style-name="gr8" draw:text-style-name="P11" draw:layer="layout" svg:width="5.715cm" svg:height="6.347cm" svg:x="7.985cm" svg:y="2.651cm">
          <draw:text-box>
            <text:list text:style-name="L1">
              <text:list-item>
                <text:p text:style-name="P10"><text:span text:style-name="T5">How can we extract a variability model?</text:span></text:p>
              </text:list-item>
              <text:list-item>
                <text:p text:style-name="P10"><text:span text:style-name="T5">How can we derive configurations from a variability model?</text:span></text:p>
              </text:list-item>
              <text:list-item>
                <text:p text:style-name="P10"><text:span text:style-name="T5">How to select a sample of configurations to assess performance for?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adornments="Medium" style:font-pitch="variable"/>
    <style:font-face style:name="Carlito" svg:font-family="Carlito" style:font-pitch="variable"/>
    <style:font-face style:name="LM Sans 17" svg:font-family="'LM Sans 17'" style:font-pitch="variable"/>
    <style:font-face style:name="LM Sans 9" svg:font-family="'LM Sans 9'" style:font-pitch="variable"/>
    <style:font-face style:name="Lato Medium" svg:font-family="'Lato Medium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8:50:27.819347594</meta:creation-date>
    <dc:date>2017-10-23T18:58:58.711124766</dc:date>
    <meta:editing-duration>PT8M29S</meta:editing-duration>
    <meta:editing-cycles>3</meta:editing-cycles>
    <meta:generator>LibreOffice/5.2.7.2$Linux_X86_64 LibreOffice_project/20m0$Build-2</meta:generator>
    <meta:document-statistic meta:object-count="8"/>
  </office:meta>
</office:document-meta>
</file>